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78619" style:font-size-asian="10pt" style:font-size-complex="10pt"/>
    </style:style>
    <style:style style:name="P2" style:family="paragraph" style:parent-style-name="Standard">
      <style:text-properties officeooo:paragraph-rsid="0016a83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a830"/>
    </style:style>
    <style:style style:name="P5" style:family="paragraph" style:parent-style-name="Text_20_body">
      <style:text-properties fo:font-weight="bold" officeooo:rsid="001971f8" officeooo:paragraph-rsid="001971f8" style:font-weight-asian="bold" style:font-weight-complex="bold"/>
    </style:style>
    <style:style style:name="P6" style:family="paragraph" style:parent-style-name="Text_20_body">
      <style:text-properties fo:font-weight="bold" officeooo:rsid="0024890a" officeooo:paragraph-rsid="0024890a" style:font-weight-asian="bold" style:font-weight-complex="bold"/>
    </style:style>
    <style:style style:name="P7" style:family="paragraph" style:parent-style-name="Text_20_body">
      <style:paragraph-properties fo:margin-top="0cm" fo:margin-bottom="0cm" loext:contextual-spacing="false"/>
      <style:text-properties officeooo:paragraph-rsid="0016a830"/>
    </style:style>
    <style:style style:name="P8" style:family="paragraph" style:parent-style-name="Text_20_body">
      <style:paragraph-properties fo:margin-top="0cm" fo:margin-bottom="0cm" loext:contextual-spacing="false"/>
      <style:text-properties officeooo:rsid="001971f8" officeooo:paragraph-rsid="001971f8"/>
    </style:style>
    <style:style style:name="P9" style:family="paragraph" style:parent-style-name="Text_20_body">
      <style:paragraph-properties fo:margin-top="0cm" fo:margin-bottom="0cm" loext:contextual-spacing="false"/>
      <style:text-properties officeooo:paragraph-rsid="001971f8"/>
    </style:style>
    <style:style style:name="P10" style:family="paragraph" style:parent-style-name="Text_20_body">
      <style:paragraph-properties fo:margin-top="0cm" fo:margin-bottom="0cm" loext:contextual-spacing="false"/>
      <style:text-properties officeooo:rsid="0023ffbf" officeooo:paragraph-rsid="0023ffbf"/>
    </style:style>
    <style:style style:name="P11" style:family="paragraph" style:parent-style-name="Text_20_body">
      <style:paragraph-properties fo:margin-top="0cm" fo:margin-bottom="0cm" loext:contextual-spacing="false"/>
      <style:text-properties officeooo:paragraph-rsid="0029943d"/>
    </style:style>
    <style:style style:name="P12" style:family="paragraph" style:parent-style-name="Text_20_body">
      <style:paragraph-properties fo:margin-top="0cm" fo:margin-bottom="0cm" loext:contextual-spacing="false"/>
      <style:text-properties officeooo:paragraph-rsid="001971f8"/>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1">
      <style:paragraph-properties fo:margin-top="0cm" fo:margin-bottom="0cm" loext:contextual-spacing="false"/>
    </style:style>
    <style:style style:name="P15" style:family="paragraph" style:parent-style-name="Heading_20_1">
      <style:paragraph-properties fo:margin-top="0cm" fo:margin-bottom="0cm" loext:contextual-spacing="false"/>
      <style:text-properties officeooo:paragraph-rsid="0016a830"/>
    </style:style>
    <style:style style:name="T1" style:family="text">
      <style:text-properties officeooo:rsid="001971f8"/>
    </style:style>
    <style:style style:name="T2" style:family="text">
      <style:text-properties officeooo:rsid="001e05a8"/>
    </style:style>
    <style:style style:name="T3" style:family="text">
      <style:text-properties officeooo:rsid="001f840e"/>
    </style:style>
    <style:style style:name="T4" style:family="text">
      <style:text-properties officeooo:rsid="0023ffbf"/>
    </style:style>
    <style:style style:name="T5" style:family="text">
      <style:text-properties officeooo:rsid="002baffb"/>
    </style:style>
    <style:style style:name="T6" style:family="text">
      <style:text-properties officeooo:rsid="0029943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About this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About this Manual</text:p>
          </text:index-title>
          <text:p text:style-name="P13"><text:a xlink:type="simple" xlink:href="#__RefHeading___Toc235_1044504793" text:style-name="Index_20_Link" text:visited-style-name="Index_20_Link">About this Manual<text:tab/>1</text:a></text:p>
          <text:p text:style-name="P13"><text:a xlink:type="simple" xlink:href="#__RefHeading___Toc237_1044504793" text:style-name="Index_20_Link" text:visited-style-name="Index_20_Link">Manipulating Bforartists Manual<text:tab/>1</text:a></text:p>
          <text:p text:style-name="P13"><text:a xlink:type="simple" xlink:href="#__RefHeading___Toc950_1382165632" text:style-name="Index_20_Link" text:visited-style-name="Index_20_Link">License<text:tab/>1</text:a></text:p>
        </text:index-body>
      </text:table-of-content>
      <text:p text:style-name="Standard"/>
      <text:p text:style-name="P2"/>
      <table:table table:name="Tabelle1" table:style-name="Tabelle1">
        <table:table-column table:style-name="Tabelle1.A"/>
        <table:table-row table:style-name="TableLine2808584567728">
          <table:table-cell table:style-name="Tabelle1.A1" office:value-type="string">
            <text:h text:style-name="P15" text:outline-level="1"><text:bookmark-start text:name="__RefHeading___Toc235_1044504793"/>About this Manual<text:bookmark-end text:name="__RefHeading___Toc235_1044504793"/></text:h>
          </table:table-cell>
        </table:table-row>
      </table:table>
      <text:p text:style-name="P7"/>
      <text:p text:style-name="P9"><text:span text:style-name="T1">Bforartists is a fork</text:span><text:span text:style-name="T5"> of the open source software Blender</text:span><text:span text:style-name="T1">. </text:span><text:span text:style-name="T5">And every software needs a manual. Bforartists 1 was equal enough to use the Blender manual in big parts for that. But even when the tools are the same than in Blender, the user interface differs quite a bit.</text:span></text:p>
      <text:p text:style-name="P8"/>
      <text:p text:style-name="P11"><text:span text:style-name="T5">For </text:span><text:span text:style-name="T6">Bforartists 2 </text:span><text:span text:style-name="T5">we did </text:span><text:span text:style-name="T6">a complete rewrite</text:span><text:span text:style-name="T5">, and so this manual does not contain any parts from the Blender manual anymore.</text:span></text:p>
      <text:p text:style-name="P4"/>
      <table:table table:name="Tabelle2" table:style-name="Tabelle2">
        <table:table-column table:style-name="Tabelle2.A"/>
        <table:table-row table:style-name="TableLine2808584567984">
          <table:table-cell table:style-name="Tabelle2.A1" office:value-type="string">
            <text:h text:style-name="P15" text:outline-level="1"><text:bookmark-start text:name="__RefHeading___Toc237_1044504793"/><text:span text:style-name="T1">Manipulating</text:span> Bforartists Manual<text:bookmark-end text:name="__RefHeading___Toc237_1044504793"/></text:h>
          </table:table-cell>
        </table:table-row>
      </table:table>
      <text:p text:style-name="P7"/>
      <text:p text:style-name="P4">The Bforartists Manual is a community driven effort to which anyone can contribute. </text:p>
      <text:p text:style-name="P8">And this very easy, since the manual comes not only as PDF files, but also as editable *.odt files. That's the file format for Libre and Open Office. Both free and open source Office solutions. To manipulate or to fix a typo, a word, a sentence or even a whole chapter is as easy as manipulating the text in Libre Office or Open Office, <text:span text:style-name="T4">commit the changes to the manual repository</text:span>, and tell the Bforartists developers to put it online.</text:p>
      <text:p text:style-name="P8"/>
      <text:p text:style-name="P10">The repository with the ODT files can be found here: <text:a xlink:type="simple" xlink:href="https://github.com/Bforartists/Manual" text:style-name="Internet_20_link" text:visited-style-name="Visited_20_Internet_20_Link">https://github.com/Bforartists/Manual</text:a></text:p>
      <text:p text:style-name="P9"/>
      <table:table table:name="Tabelle3" table:style-name="Tabelle3">
        <table:table-column table:style-name="Tabelle3.A"/>
        <table:table-row table:style-name="TableLine2808584568752">
          <table:table-cell table:style-name="Tabelle3.A1" office:value-type="string">
            <text:h text:style-name="P14" text:outline-level="1"><text:bookmark-start text:name="__RefHeading___Toc950_1382165632"/>License<text:bookmark-end text:name="__RefHeading___Toc950_1382165632"/></text:h>
          </table:table-cell>
        </table:table-row>
      </table:table>
      <text:p text:style-name="P4"><text:line-break/><text:span text:style-name="T1">The </text:span>Bforartists’s Manual is free and published under <text:span text:style-name="T1">Public Domain*</text:span></text:p>
      <text:p text:style-name="P4">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5">* As of writing this part here the Blender manual for 2.77 and below was put under a Public Domain AS CC0 license. Which is simply invalid. You can have either Public domain. Or CC0. Those two licenses contradicts each other.</text:p>
      <text:p text:style-name="P5">It also seems that the Blender manual was put under CC0 <text:span text:style-name="T5">and then once more under CC0 BY-SA </text:span>without asking all involved persons if they wanted to do so. <text:span text:style-name="T2">The original manual was under OCL license. </text:span>Another license breach.</text:p>
      <text:p text:style-name="P5">So <text:span text:style-name="T5">we </text:span>choose the license type that seems to fit most here, especially when looking at the old licensing. <text:soft-page-break/>Public Domain.<text:span text:style-name="T3"> The old Blender parts are still under OCL license.</text:span></text:p>
      <text:p text:style-name="P6">The Bforartists 2 manual should not contain any old Blender manual material anymore<text:span text:style-name="T5">, </text:span>and is fully<text:span text:style-name="T5"> licensed</text:span> under Public Domai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7861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aff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5</text:span> About this Manual</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2:39:31.384000000</meta:creation-date>
    <dc:title>standard1cm</dc:title>
    <meta:editing-duration>PT49M12S</meta:editing-duration>
    <meta:editing-cycles>19</meta:editing-cycles>
    <meta:generator>LibreOffice/6.4.7.2$Windows_X86_64 LibreOffice_project/639b8ac485750d5696d7590a72ef1b496725cfb5</meta:generator>
    <dc:date>2020-12-13T18:49:25.503000000</dc:date>
    <meta:document-statistic meta:table-count="3" meta:image-count="0" meta:object-count="0" meta:page-count="2" meta:paragraph-count="20" meta:word-count="405" meta:character-count="2342" meta:non-whitespace-character-count="1955"/>
    <meta:template xlink:type="simple" xlink:actuate="onRequest" xlink:title="standard1cm" xlink:href="../../../../AppData/Roaming/LibreOffice/4/user/template/standard1cm.ott" meta:date="2016-04-02T12:39:31.234000000"/>
  </office:meta>
</office:document-meta>
</file>